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Obadi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OBADIAH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HOUSE OF EDOM REDUCED BY GOD (1:1-16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HOUSE OF EDOM REDUCED BY GOD (1:1-16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Edom's contempt (1:3, 10-14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Edom's contempt (1:3, 10-14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ir thankless hearts (1: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ir treacherous hand (1:10-14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HOUSE OF EDOM REDUCED BY GOD (1:1-16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Edom's contempt (1:3, 10-1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Edom's condemnation (1:1-2, 4-9, 15-1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-title-Title-Slide" presentation:presentation-page-layout-name="Master1-PPL1" draw:id="Slide-261">
        <draw:frame draw:id="id93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Edom's condemnation (1:1-2, 4-9, 15-16)<text:s text:c="1"/></text:span><text:span text:style-name="a488" text:class-names=""/></text:p>
          </draw:text-box>
          <svg:title/>
          <svg:desc/>
        </draw:frame>
        <draw:frame draw:id="id94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source (1:1-2, 7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source (1:1-2, 7)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er foes (1:1-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r friends (1:7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Edom's condemnation (1:1-2, 4-9, 15-16)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source (1:1-2, 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severity (1:4-6, 8-9, 15-16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severity (1:4-6, 8-9, 15-16)<text:s text:c="1"/></text:span><text:span text:style-name="a528" text:class-names=""/></text:p>
          </draw:text-box>
          <svg:title/>
          <svg:desc/>
        </draw:frame>
        <draw:frame draw:id="id100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r wealth will be removed (1:4-6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er wisdom will be reduced (1:8-9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er wickedness will be returned (1:15-1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10" draw:style-name="a544" draw:master-page-name="Master1-Layout12-tx-Title-and-Text" presentation:presentation-page-layout-name="Master1-PPL12" draw:id="Slide-265">
        <draw:frame draw:id="id101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Edom's condemnation (1:1-2, 4-9, 15-16)<text:s text:c="1"/></text:span><text:span text:style-name="a546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source (1:1-2, 7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severity (1:4-6, 8-9, 15-16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2-tx-Title-and-Text" presentation:presentation-page-layout-name="Master1-PPL12" draw:id="Slide-266">
        <draw:frame draw:id="id103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HOUSE OF EDOM REDUCED BY GOD (1:1-16)<text:s text:c="1"/></text:span><text:span text:style-name="a561" text:class-names=""/></text:p>
          </draw:text-box>
          <svg:title/>
          <svg:desc/>
        </draw:frame>
        <draw:frame draw:id="id104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Edom's contempt (1:3, 10-1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Edom's condemnation (1:1-2, 4-9, 15-1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2" draw:style-name="a574" draw:master-page-name="Master1-Layout12-tx-Title-and-Text" presentation:presentation-page-layout-name="Master1-PPL12" draw:id="Slide-267">
        <draw:frame draw:id="id105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OBADIAH 1</text:span><text:span text:style-name="a576" text:class-names=""/></text:p>
          </draw:text-box>
          <svg:title/>
          <svg:desc/>
        </draw:frame>
        <draw:frame draw:id="id106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HOUSE OF EDOM REDUCED BY GOD (1:1-16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HOUSE OF JACOB RESTORED BY GOD (1:17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3" draw:style-name="a589" draw:master-page-name="Master1-Layout1-title-Title-Slide" presentation:presentation-page-layout-name="Master1-PPL1" draw:id="Slide-268">
        <draw:frame draw:id="id107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THE HOUSE OF JACOB RESTORED BY GOD (1:17-21)<text:s text:c="1"/></text:span><text:span text:style-name="a591" text:class-names=""/></text:p>
          </draw:text-box>
          <svg:title/>
          <svg:desc/>
        </draw:frame>
        <draw:frame draw:id="id108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They will repossess their land (1:17-20).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4" draw:style-name="a599" draw:master-page-name="Master1-Layout12-tx-Title-and-Text" presentation:presentation-page-layout-name="Master1-PPL12" draw:id="Slide-269">
        <draw:frame draw:id="id109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OBADIAH 1</text:span><text:span text:style-name="a601" text:class-names=""/></text:p>
          </draw:text-box>
          <svg:title/>
          <svg:desc/>
        </draw:frame>
        <draw:frame draw:id="id110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THE HOUSE OF EDOM REDUCED BY GOD (1:1-1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HOUSE OF JACOB RESTORED BY GOD (1:17-21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5" draw:style-name="a614" draw:master-page-name="Master1-Layout1-title-Title-Slide" presentation:presentation-page-layout-name="Master1-PPL1" draw:id="Slide-270">
        <draw:frame draw:id="id111" presentation:style-name="a618" draw:name="Title 1" svg:x="1.38in" svg:y="0.83in" svg:width="10.3in" svg:height="4.42in" presentation:class="title" presentation:placeholder="false">
          <draw:text-box>
            <text:p text:style-name="a617" text:class-names="" text:cond-style-name=""><text:span text:style-name="a615" text:class-names="">Obadiah</text:span><text:span text:style-name="a616" text:class-names=""/></text:p>
          </draw:text-box>
          <svg:title/>
          <svg:desc/>
        </draw:frame>
        <draw:frame draw:id="id112" presentation:style-name="a619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badiah</dc:title>
    <meta:initial-creator>David STRICKLAND</meta:initial-creator>
    <dc:creator>David STRICKLAND</dc:creator>
    <meta:creation-date>2020-02-23T23:17:17Z</meta:creation-date>
    <dc:date>2020-02-23T23:17:18Z</dc:date>
    <meta:template xlink:href="BibleStudy" xlink:type="simple"/>
    <meta:editing-cycles>1</meta:editing-cycles>
    <meta:editing-duration>PT0S</meta:editing-duration>
    <meta:document-statistic meta:paragraph-count="38" meta:word-count="304"/>
  </office:meta>
</office:document-meta>
</file>